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3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draw:fill="solid" draw:fill-color="#4472c4" draw:opacity="100%" draw:stroke="solid" svg:stroke-width="0.02778in" svg:stroke-color="#2f528f" svg:stroke-opacity="100%" style:protect="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5">
      <style:drawing-page-properties draw:fill="none" presentation:transition-type="manual" presentation:transition-speed="fast" smil:type="clockWipe" smil:subtype="clockwiseTwelv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334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37">
      <style:drawing-page-properties draw:fill="none" presentation:transition-type="manual" presentation:transition-speed="fast" smil:type="clockWipe" smil:subtype="clockwiseTwelv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8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lef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5">
      <style:drawing-page-properties draw:fill="none" presentation:transition-type="manual" presentation:transition-speed="fast" smil:type="clockWipe" smil:subtype="clockwiseTwelv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3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56">
      <style:drawing-page-properties draw:fill="none" presentation:transition-type="manual" presentation:transition-speed="fast" smil:type="clockWipe" smil:subtype="clockwiseTwelv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lef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100%" fo:text-align="lef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2">
      <style:drawing-page-properties draw:fill="none" presentation:transition-type="manual" presentation:transition-speed="fast" smil:type="clockWipe" smil:subtype="clockwiseTwelv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lef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1">
      <style:drawing-page-properties draw:fill="none" presentation:transition-type="manual" presentation:transition-speed="fast" smil:type="clockWipe" smil:subtype="clockwiseTwelv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4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6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29">
      <style:drawing-page-properties draw:fill="none" presentation:transition-type="manual" presentation:transition-speed="fast" smil:type="clockWipe" smil:subtype="clockwiseTwelv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348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457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404">
      <text:list-level-style-bullet text:level="1" text:bullet-char="-">
        <style:list-level-properties text:space-before="0in" text:min-label-width="0.5in"/>
        <style:text-properties fo:color="#99284c" fo:font-size="75%"/>
      </text:list-level-style-bullet>
      <text:list-level-style-bullet text:level="2" text:bullet-char="-">
        <style:list-level-properties text:space-before="0.75in" text:min-label-width="0.5in"/>
        <style:text-properties fo:color="#99284c" fo:font-size="75%"/>
      </text:list-level-style-bullet>
      <text:list-level-style-bullet text:level="3" text:bullet-char="-">
        <style:list-level-properties text:space-before="1.25in" text:min-label-width="0.5in"/>
        <style:text-properties fo:color="#99284c" fo:font-size="75%"/>
      </text:list-level-style-bullet>
      <text:list-level-style-bullet text:level="4" text:bullet-char="-">
        <style:list-level-properties text:space-before="1.75in" text:min-label-width="0.5in"/>
        <style:text-properties fo:color="#99284c" fo:font-size="75%"/>
      </text:list-level-style-bullet>
      <text:list-level-style-bullet text:level="5" text:bullet-char="-">
        <style:list-level-properties text:space-before="2.25in" text:min-label-width="0.5in"/>
        <style:text-properties fo:color="#99284c" fo:font-size="75%"/>
      </text:list-level-style-bullet>
      <text:list-level-style-bullet text:level="6" text:bullet-char="-">
        <style:list-level-properties text:space-before="2.75in" text:min-label-width="0.5in"/>
        <style:text-properties fo:color="#99284c" fo:font-size="75%"/>
      </text:list-level-style-bullet>
      <text:list-level-style-bullet text:level="7" text:bullet-char="-">
        <style:list-level-properties text:space-before="3.25in" text:min-label-width="0.5in"/>
        <style:text-properties fo:color="#99284c" fo:font-size="75%"/>
      </text:list-level-style-bullet>
      <text:list-level-style-bullet text:level="8" text:bullet-char="-">
        <style:list-level-properties text:space-before="3.75in" text:min-label-width="0.5in"/>
        <style:text-properties fo:color="#99284c" fo:font-size="75%"/>
      </text:list-level-style-bullet>
      <text:list-level-style-bullet text:level="9" text:bullet-char="-">
        <style:list-level-properties text:space-before="4.25in" text:min-label-width="0.5in"/>
        <style:text-properties fo:color="#99284c" fo:font-size="75%"/>
      </text:list-level-style-bullet>
    </text:list-style>
    <text:list-style style:name="a373">
      <text:list-level-style-bullet text:level="1" text:bullet-char="-">
        <style:list-level-properties text:space-before="0in" text:min-label-width="0.5in"/>
        <style:text-properties fo:color="#99284c" fo:font-size="75%"/>
      </text:list-level-style-bullet>
      <text:list-level-style-bullet text:level="2" text:bullet-char="-">
        <style:list-level-properties text:space-before="0.75in" text:min-label-width="0.5in"/>
        <style:text-properties fo:color="#99284c" fo:font-size="75%"/>
      </text:list-level-style-bullet>
      <text:list-level-style-bullet text:level="3" text:bullet-char="-">
        <style:list-level-properties text:space-before="1.25in" text:min-label-width="0.5in"/>
        <style:text-properties fo:color="#99284c" fo:font-size="75%"/>
      </text:list-level-style-bullet>
      <text:list-level-style-bullet text:level="4" text:bullet-char="-">
        <style:list-level-properties text:space-before="1.75in" text:min-label-width="0.5in"/>
        <style:text-properties fo:color="#99284c" fo:font-size="75%"/>
      </text:list-level-style-bullet>
      <text:list-level-style-bullet text:level="5" text:bullet-char="-">
        <style:list-level-properties text:space-before="2.25in" text:min-label-width="0.5in"/>
        <style:text-properties fo:color="#99284c" fo:font-size="75%"/>
      </text:list-level-style-bullet>
      <text:list-level-style-bullet text:level="6" text:bullet-char="-">
        <style:list-level-properties text:space-before="2.75in" text:min-label-width="0.5in"/>
        <style:text-properties fo:color="#99284c" fo:font-size="75%"/>
      </text:list-level-style-bullet>
      <text:list-level-style-bullet text:level="7" text:bullet-char="-">
        <style:list-level-properties text:space-before="3.25in" text:min-label-width="0.5in"/>
        <style:text-properties fo:color="#99284c" fo:font-size="75%"/>
      </text:list-level-style-bullet>
      <text:list-level-style-bullet text:level="8" text:bullet-char="-">
        <style:list-level-properties text:space-before="3.75in" text:min-label-width="0.5in"/>
        <style:text-properties fo:color="#99284c" fo:font-size="75%"/>
      </text:list-level-style-bullet>
      <text:list-level-style-bullet text:level="9" text:bullet-char="-">
        <style:list-level-properties text:space-before="4.25in" text:min-label-width="0.5in"/>
        <style:text-properties fo:color="#99284c" fo:font-size="75%"/>
      </text:list-level-style-bullet>
    </text:list-style>
    <text:list-style style:name="a443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409">
      <text:list-level-style-bullet text:level="1" text:bullet-char="-">
        <style:list-level-properties text:space-before="0in" text:min-label-width="0.5in"/>
        <style:text-properties fo:color="#99284c" fo:font-size="75%"/>
      </text:list-level-style-bullet>
      <text:list-level-style-bullet text:level="2" text:bullet-char="-">
        <style:list-level-properties text:space-before="0.75in" text:min-label-width="0.5in"/>
        <style:text-properties fo:color="#99284c" fo:font-size="75%"/>
      </text:list-level-style-bullet>
      <text:list-level-style-bullet text:level="3" text:bullet-char="-">
        <style:list-level-properties text:space-before="1.25in" text:min-label-width="0.5in"/>
        <style:text-properties fo:color="#99284c" fo:font-size="75%"/>
      </text:list-level-style-bullet>
      <text:list-level-style-bullet text:level="4" text:bullet-char="-">
        <style:list-level-properties text:space-before="1.75in" text:min-label-width="0.5in"/>
        <style:text-properties fo:color="#99284c" fo:font-size="75%"/>
      </text:list-level-style-bullet>
      <text:list-level-style-bullet text:level="5" text:bullet-char="-">
        <style:list-level-properties text:space-before="2.25in" text:min-label-width="0.5in"/>
        <style:text-properties fo:color="#99284c" fo:font-size="75%"/>
      </text:list-level-style-bullet>
      <text:list-level-style-bullet text:level="6" text:bullet-char="-">
        <style:list-level-properties text:space-before="2.75in" text:min-label-width="0.5in"/>
        <style:text-properties fo:color="#99284c" fo:font-size="75%"/>
      </text:list-level-style-bullet>
      <text:list-level-style-bullet text:level="7" text:bullet-char="-">
        <style:list-level-properties text:space-before="3.25in" text:min-label-width="0.5in"/>
        <style:text-properties fo:color="#99284c" fo:font-size="75%"/>
      </text:list-level-style-bullet>
      <text:list-level-style-bullet text:level="8" text:bullet-char="-">
        <style:list-level-properties text:space-before="3.75in" text:min-label-width="0.5in"/>
        <style:text-properties fo:color="#99284c" fo:font-size="75%"/>
      </text:list-level-style-bullet>
      <text:list-level-style-bullet text:level="9" text:bullet-char="-">
        <style:list-level-properties text:space-before="4.25in" text:min-label-width="0.5in"/>
        <style:text-properties fo:color="#99284c" fo:font-size="75%"/>
      </text:list-level-style-bullet>
    </text:list-style>
    <text:list-style style:name="a483">
      <text:list-level-style-bullet text:level="1" text:bullet-char="-">
        <style:list-level-properties text:space-before="0in" text:min-label-width="0.5in"/>
        <style:text-properties fo:color="#99284c" fo:font-size="75%"/>
      </text:list-level-style-bullet>
      <text:list-level-style-bullet text:level="2" text:bullet-char="-">
        <style:list-level-properties text:space-before="0.75in" text:min-label-width="0.5in"/>
        <style:text-properties fo:color="#99284c" fo:font-size="75%"/>
      </text:list-level-style-bullet>
      <text:list-level-style-bullet text:level="3" text:bullet-char="-">
        <style:list-level-properties text:space-before="1.25in" text:min-label-width="0.5in"/>
        <style:text-properties fo:color="#99284c" fo:font-size="75%"/>
      </text:list-level-style-bullet>
      <text:list-level-style-bullet text:level="4" text:bullet-char="-">
        <style:list-level-properties text:space-before="1.75in" text:min-label-width="0.5in"/>
        <style:text-properties fo:color="#99284c" fo:font-size="75%"/>
      </text:list-level-style-bullet>
      <text:list-level-style-bullet text:level="5" text:bullet-char="-">
        <style:list-level-properties text:space-before="2.25in" text:min-label-width="0.5in"/>
        <style:text-properties fo:color="#99284c" fo:font-size="75%"/>
      </text:list-level-style-bullet>
      <text:list-level-style-bullet text:level="6" text:bullet-char="-">
        <style:list-level-properties text:space-before="2.75in" text:min-label-width="0.5in"/>
        <style:text-properties fo:color="#99284c" fo:font-size="75%"/>
      </text:list-level-style-bullet>
      <text:list-level-style-bullet text:level="7" text:bullet-char="-">
        <style:list-level-properties text:space-before="3.25in" text:min-label-width="0.5in"/>
        <style:text-properties fo:color="#99284c" fo:font-size="75%"/>
      </text:list-level-style-bullet>
      <text:list-level-style-bullet text:level="8" text:bullet-char="-">
        <style:list-level-properties text:space-before="3.75in" text:min-label-width="0.5in"/>
        <style:text-properties fo:color="#99284c" fo:font-size="75%"/>
      </text:list-level-style-bullet>
      <text:list-level-style-bullet text:level="9" text:bullet-char="-">
        <style:list-level-properties text:space-before="4.25in" text:min-label-width="0.5in"/>
        <style:text-properties fo:color="#99284c" fo:font-size="75%"/>
      </text:list-level-style-bullet>
    </text:list-style>
    <text:list-style style:name="a377">
      <text:list-level-style-bullet text:level="1" text:bullet-char="-">
        <style:list-level-properties text:space-before="0in" text:min-label-width="0.5in"/>
        <style:text-properties fo:color="#99284c" fo:font-size="75%"/>
      </text:list-level-style-bullet>
      <text:list-level-style-bullet text:level="2" text:bullet-char="-">
        <style:list-level-properties text:space-before="0.75in" text:min-label-width="0.5in"/>
        <style:text-properties fo:color="#99284c" fo:font-size="75%"/>
      </text:list-level-style-bullet>
      <text:list-level-style-bullet text:level="3" text:bullet-char="-">
        <style:list-level-properties text:space-before="1.25in" text:min-label-width="0.5in"/>
        <style:text-properties fo:color="#99284c" fo:font-size="75%"/>
      </text:list-level-style-bullet>
      <text:list-level-style-bullet text:level="4" text:bullet-char="-">
        <style:list-level-properties text:space-before="1.75in" text:min-label-width="0.5in"/>
        <style:text-properties fo:color="#99284c" fo:font-size="75%"/>
      </text:list-level-style-bullet>
      <text:list-level-style-bullet text:level="5" text:bullet-char="-">
        <style:list-level-properties text:space-before="2.25in" text:min-label-width="0.5in"/>
        <style:text-properties fo:color="#99284c" fo:font-size="75%"/>
      </text:list-level-style-bullet>
      <text:list-level-style-bullet text:level="6" text:bullet-char="-">
        <style:list-level-properties text:space-before="2.75in" text:min-label-width="0.5in"/>
        <style:text-properties fo:color="#99284c" fo:font-size="75%"/>
      </text:list-level-style-bullet>
      <text:list-level-style-bullet text:level="7" text:bullet-char="-">
        <style:list-level-properties text:space-before="3.25in" text:min-label-width="0.5in"/>
        <style:text-properties fo:color="#99284c" fo:font-size="75%"/>
      </text:list-level-style-bullet>
      <text:list-level-style-bullet text:level="8" text:bullet-char="-">
        <style:list-level-properties text:space-before="3.75in" text:min-label-width="0.5in"/>
        <style:text-properties fo:color="#99284c" fo:font-size="75%"/>
      </text:list-level-style-bullet>
      <text:list-level-style-bullet text:level="9" text:bullet-char="-">
        <style:list-level-properties text:space-before="4.25in" text:min-label-width="0.5in"/>
        <style:text-properties fo:color="#99284c" fo:font-size="75%"/>
      </text:list-level-style-bullet>
    </text:list-style>
    <text:list-style style:name="a486">
      <text:list-level-style-bullet text:level="1" text:bullet-char="-">
        <style:list-level-properties text:space-before="0in" text:min-label-width="0.5in"/>
        <style:text-properties fo:color="#99284c" fo:font-size="75%"/>
      </text:list-level-style-bullet>
      <text:list-level-style-bullet text:level="2" text:bullet-char="-">
        <style:list-level-properties text:space-before="0.75in" text:min-label-width="0.5in"/>
        <style:text-properties fo:color="#99284c" fo:font-size="75%"/>
      </text:list-level-style-bullet>
      <text:list-level-style-bullet text:level="3" text:bullet-char="-">
        <style:list-level-properties text:space-before="1.25in" text:min-label-width="0.5in"/>
        <style:text-properties fo:color="#99284c" fo:font-size="75%"/>
      </text:list-level-style-bullet>
      <text:list-level-style-bullet text:level="4" text:bullet-char="-">
        <style:list-level-properties text:space-before="1.75in" text:min-label-width="0.5in"/>
        <style:text-properties fo:color="#99284c" fo:font-size="75%"/>
      </text:list-level-style-bullet>
      <text:list-level-style-bullet text:level="5" text:bullet-char="-">
        <style:list-level-properties text:space-before="2.25in" text:min-label-width="0.5in"/>
        <style:text-properties fo:color="#99284c" fo:font-size="75%"/>
      </text:list-level-style-bullet>
      <text:list-level-style-bullet text:level="6" text:bullet-char="-">
        <style:list-level-properties text:space-before="2.75in" text:min-label-width="0.5in"/>
        <style:text-properties fo:color="#99284c" fo:font-size="75%"/>
      </text:list-level-style-bullet>
      <text:list-level-style-bullet text:level="7" text:bullet-char="-">
        <style:list-level-properties text:space-before="3.25in" text:min-label-width="0.5in"/>
        <style:text-properties fo:color="#99284c" fo:font-size="75%"/>
      </text:list-level-style-bullet>
      <text:list-level-style-bullet text:level="8" text:bullet-char="-">
        <style:list-level-properties text:space-before="3.75in" text:min-label-width="0.5in"/>
        <style:text-properties fo:color="#99284c" fo:font-size="75%"/>
      </text:list-level-style-bullet>
      <text:list-level-style-bullet text:level="9" text:bullet-char="-">
        <style:list-level-properties text:space-before="4.25in" text:min-label-width="0.5in"/>
        <style:text-properties fo:color="#99284c" fo:font-size="75%"/>
      </text:list-level-style-bullet>
    </text:list-style>
    <text:list-style style:name="a489">
      <text:list-level-style-bullet text:level="1" text:bullet-char="">
        <style:list-level-properties text:space-before="0in"/>
        <style:text-properties fo:color="#99284c" fo:font-family="StarSymbol" style:font-pitch="variable" fo:font-size="75%"/>
      </text:list-level-style-bullet>
      <text:list-level-style-bullet text:level="2" text:bullet-char="">
        <style:list-level-properties text:space-before="0.75in"/>
        <style:text-properties fo:color="#99284c" fo:font-family="StarSymbol" style:font-pitch="variable" fo:font-size="75%"/>
      </text:list-level-style-bullet>
      <text:list-level-style-bullet text:level="3" text:bullet-char="">
        <style:list-level-properties text:space-before="1.25in"/>
        <style:text-properties fo:color="#99284c" fo:font-family="StarSymbol" style:font-pitch="variable" fo:font-size="75%"/>
      </text:list-level-style-bullet>
      <text:list-level-style-bullet text:level="4" text:bullet-char="">
        <style:list-level-properties text:space-before="1.75in"/>
        <style:text-properties fo:color="#99284c" fo:font-family="StarSymbol" style:font-pitch="variable" fo:font-size="75%"/>
      </text:list-level-style-bullet>
      <text:list-level-style-bullet text:level="5" text:bullet-char="">
        <style:list-level-properties text:space-before="2.25in"/>
        <style:text-properties fo:color="#99284c" fo:font-family="StarSymbol" style:font-pitch="variable" fo:font-size="75%"/>
      </text:list-level-style-bullet>
      <text:list-level-style-bullet text:level="6" text:bullet-char="">
        <style:list-level-properties text:space-before="2.75in"/>
        <style:text-properties fo:color="#99284c" fo:font-family="StarSymbol" style:font-pitch="variable" fo:font-size="75%"/>
      </text:list-level-style-bullet>
      <text:list-level-style-bullet text:level="7" text:bullet-char="">
        <style:list-level-properties text:space-before="3.25in"/>
        <style:text-properties fo:color="#99284c" fo:font-family="StarSymbol" style:font-pitch="variable" fo:font-size="75%"/>
      </text:list-level-style-bullet>
      <text:list-level-style-bullet text:level="8" text:bullet-char="">
        <style:list-level-properties text:space-before="3.75in"/>
        <style:text-properties fo:color="#99284c" fo:font-family="StarSymbol" style:font-pitch="variable" fo:font-size="75%"/>
      </text:list-level-style-bullet>
      <text:list-level-style-bullet text:level="9" text:bullet-char="">
        <style:list-level-properties text:space-before="4.25in"/>
        <style:text-properties fo:color="#99284c" fo:font-family="StarSymbol" style:font-pitch="variable" fo:font-size="75%"/>
      </text:list-level-style-bullet>
    </text:list-style>
    <text:list-style style:name="a368">
      <text:list-level-style-bullet text:level="1" text:bullet-char="-">
        <style:list-level-properties text:space-before="0in" text:min-label-width="0.5in"/>
        <style:text-properties fo:color="#99284c" fo:font-size="75%"/>
      </text:list-level-style-bullet>
      <text:list-level-style-bullet text:level="2" text:bullet-char="-">
        <style:list-level-properties text:space-before="0.75in" text:min-label-width="0.5in"/>
        <style:text-properties fo:color="#99284c" fo:font-size="75%"/>
      </text:list-level-style-bullet>
      <text:list-level-style-bullet text:level="3" text:bullet-char="-">
        <style:list-level-properties text:space-before="1.25in" text:min-label-width="0.5in"/>
        <style:text-properties fo:color="#99284c" fo:font-size="75%"/>
      </text:list-level-style-bullet>
      <text:list-level-style-bullet text:level="4" text:bullet-char="-">
        <style:list-level-properties text:space-before="1.75in" text:min-label-width="0.5in"/>
        <style:text-properties fo:color="#99284c" fo:font-size="75%"/>
      </text:list-level-style-bullet>
      <text:list-level-style-bullet text:level="5" text:bullet-char="-">
        <style:list-level-properties text:space-before="2.25in" text:min-label-width="0.5in"/>
        <style:text-properties fo:color="#99284c" fo:font-size="75%"/>
      </text:list-level-style-bullet>
      <text:list-level-style-bullet text:level="6" text:bullet-char="-">
        <style:list-level-properties text:space-before="2.75in" text:min-label-width="0.5in"/>
        <style:text-properties fo:color="#99284c" fo:font-size="75%"/>
      </text:list-level-style-bullet>
      <text:list-level-style-bullet text:level="7" text:bullet-char="-">
        <style:list-level-properties text:space-before="3.25in" text:min-label-width="0.5in"/>
        <style:text-properties fo:color="#99284c" fo:font-size="75%"/>
      </text:list-level-style-bullet>
      <text:list-level-style-bullet text:level="8" text:bullet-char="-">
        <style:list-level-properties text:space-before="3.75in" text:min-label-width="0.5in"/>
        <style:text-properties fo:color="#99284c" fo:font-size="75%"/>
      </text:list-level-style-bullet>
      <text:list-level-style-bullet text:level="9" text:bullet-char="-">
        <style:list-level-properties text:space-before="4.25in" text:min-label-width="0.5in"/>
        <style:text-properties fo:color="#99284c" fo:font-size="75%"/>
      </text:list-level-style-bullet>
    </text:list-style>
    <text:list-style style:name="a475">
      <text:list-level-style-bullet text:level="1" text:bullet-char="-">
        <style:list-level-properties text:space-before="0in" text:min-label-width="0.5in"/>
        <style:text-properties fo:color="#99284c" fo:font-size="75%"/>
      </text:list-level-style-bullet>
      <text:list-level-style-bullet text:level="2" text:bullet-char="-">
        <style:list-level-properties text:space-before="0.75in" text:min-label-width="0.5in"/>
        <style:text-properties fo:color="#99284c" fo:font-size="75%"/>
      </text:list-level-style-bullet>
      <text:list-level-style-bullet text:level="3" text:bullet-char="-">
        <style:list-level-properties text:space-before="1.25in" text:min-label-width="0.5in"/>
        <style:text-properties fo:color="#99284c" fo:font-size="75%"/>
      </text:list-level-style-bullet>
      <text:list-level-style-bullet text:level="4" text:bullet-char="-">
        <style:list-level-properties text:space-before="1.75in" text:min-label-width="0.5in"/>
        <style:text-properties fo:color="#99284c" fo:font-size="75%"/>
      </text:list-level-style-bullet>
      <text:list-level-style-bullet text:level="5" text:bullet-char="-">
        <style:list-level-properties text:space-before="2.25in" text:min-label-width="0.5in"/>
        <style:text-properties fo:color="#99284c" fo:font-size="75%"/>
      </text:list-level-style-bullet>
      <text:list-level-style-bullet text:level="6" text:bullet-char="-">
        <style:list-level-properties text:space-before="2.75in" text:min-label-width="0.5in"/>
        <style:text-properties fo:color="#99284c" fo:font-size="75%"/>
      </text:list-level-style-bullet>
      <text:list-level-style-bullet text:level="7" text:bullet-char="-">
        <style:list-level-properties text:space-before="3.25in" text:min-label-width="0.5in"/>
        <style:text-properties fo:color="#99284c" fo:font-size="75%"/>
      </text:list-level-style-bullet>
      <text:list-level-style-bullet text:level="8" text:bullet-char="-">
        <style:list-level-properties text:space-before="3.75in" text:min-label-width="0.5in"/>
        <style:text-properties fo:color="#99284c" fo:font-size="75%"/>
      </text:list-level-style-bullet>
      <text:list-level-style-bullet text:level="9" text:bullet-char="-">
        <style:list-level-properties text:space-before="4.25in" text:min-label-width="0.5in"/>
        <style:text-properties fo:color="#99284c" fo:font-size="75%"/>
      </text:list-level-style-bullet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8">
      <text:list-level-style-bullet text:level="1" text:bullet-char="-">
        <style:list-level-properties text:space-before="0in" text:min-label-width="0.5in"/>
        <style:text-properties fo:color="#99284c" fo:font-size="75%"/>
      </text:list-level-style-bullet>
      <text:list-level-style-bullet text:level="2" text:bullet-char="-">
        <style:list-level-properties text:space-before="0.75in" text:min-label-width="0.5in"/>
        <style:text-properties fo:color="#99284c" fo:font-size="75%"/>
      </text:list-level-style-bullet>
      <text:list-level-style-bullet text:level="3" text:bullet-char="-">
        <style:list-level-properties text:space-before="1.25in" text:min-label-width="0.5in"/>
        <style:text-properties fo:color="#99284c" fo:font-size="75%"/>
      </text:list-level-style-bullet>
      <text:list-level-style-bullet text:level="4" text:bullet-char="-">
        <style:list-level-properties text:space-before="1.75in" text:min-label-width="0.5in"/>
        <style:text-properties fo:color="#99284c" fo:font-size="75%"/>
      </text:list-level-style-bullet>
      <text:list-level-style-bullet text:level="5" text:bullet-char="-">
        <style:list-level-properties text:space-before="2.25in" text:min-label-width="0.5in"/>
        <style:text-properties fo:color="#99284c" fo:font-size="75%"/>
      </text:list-level-style-bullet>
      <text:list-level-style-bullet text:level="6" text:bullet-char="-">
        <style:list-level-properties text:space-before="2.75in" text:min-label-width="0.5in"/>
        <style:text-properties fo:color="#99284c" fo:font-size="75%"/>
      </text:list-level-style-bullet>
      <text:list-level-style-bullet text:level="7" text:bullet-char="-">
        <style:list-level-properties text:space-before="3.25in" text:min-label-width="0.5in"/>
        <style:text-properties fo:color="#99284c" fo:font-size="75%"/>
      </text:list-level-style-bullet>
      <text:list-level-style-bullet text:level="8" text:bullet-char="-">
        <style:list-level-properties text:space-before="3.75in" text:min-label-width="0.5in"/>
        <style:text-properties fo:color="#99284c" fo:font-size="75%"/>
      </text:list-level-style-bullet>
      <text:list-level-style-bullet text:level="9" text:bullet-char="-">
        <style:list-level-properties text:space-before="4.25in" text:min-label-width="0.5in"/>
        <style:text-properties fo:color="#99284c" fo:font-size="75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8">
      <text:list-level-style-bullet text:level="1" text:bullet-char="-">
        <style:list-level-properties text:space-before="0in" text:min-label-width="0.5in"/>
        <style:text-properties fo:color="#99284c" fo:font-size="75%"/>
      </text:list-level-style-bullet>
      <text:list-level-style-bullet text:level="2" text:bullet-char="-">
        <style:list-level-properties text:space-before="0.75in" text:min-label-width="0.5in"/>
        <style:text-properties fo:color="#99284c" fo:font-size="75%"/>
      </text:list-level-style-bullet>
      <text:list-level-style-bullet text:level="3" text:bullet-char="-">
        <style:list-level-properties text:space-before="1.25in" text:min-label-width="0.5in"/>
        <style:text-properties fo:color="#99284c" fo:font-size="75%"/>
      </text:list-level-style-bullet>
      <text:list-level-style-bullet text:level="4" text:bullet-char="-">
        <style:list-level-properties text:space-before="1.75in" text:min-label-width="0.5in"/>
        <style:text-properties fo:color="#99284c" fo:font-size="75%"/>
      </text:list-level-style-bullet>
      <text:list-level-style-bullet text:level="5" text:bullet-char="-">
        <style:list-level-properties text:space-before="2.25in" text:min-label-width="0.5in"/>
        <style:text-properties fo:color="#99284c" fo:font-size="75%"/>
      </text:list-level-style-bullet>
      <text:list-level-style-bullet text:level="6" text:bullet-char="-">
        <style:list-level-properties text:space-before="2.75in" text:min-label-width="0.5in"/>
        <style:text-properties fo:color="#99284c" fo:font-size="75%"/>
      </text:list-level-style-bullet>
      <text:list-level-style-bullet text:level="7" text:bullet-char="-">
        <style:list-level-properties text:space-before="3.25in" text:min-label-width="0.5in"/>
        <style:text-properties fo:color="#99284c" fo:font-size="75%"/>
      </text:list-level-style-bullet>
      <text:list-level-style-bullet text:level="8" text:bullet-char="-">
        <style:list-level-properties text:space-before="3.75in" text:min-label-width="0.5in"/>
        <style:text-properties fo:color="#99284c" fo:font-size="75%"/>
      </text:list-level-style-bullet>
      <text:list-level-style-bullet text:level="9" text:bullet-char="-">
        <style:list-level-properties text:space-before="4.25in" text:min-label-width="0.5in"/>
        <style:text-properties fo:color="#99284c" fo:font-size="75%"/>
      </text:list-level-style-bullet>
    </text:list-style>
    <text:list-style style:name="a380">
      <text:list-level-style-bullet text:level="1" text:bullet-char="">
        <style:list-level-properties text:space-before="0in"/>
        <style:text-properties fo:color="#99284c" fo:font-family="StarSymbol" style:font-pitch="variable" fo:font-size="75%"/>
      </text:list-level-style-bullet>
      <text:list-level-style-bullet text:level="2" text:bullet-char="">
        <style:list-level-properties text:space-before="0.75in"/>
        <style:text-properties fo:color="#99284c" fo:font-family="StarSymbol" style:font-pitch="variable" fo:font-size="75%"/>
      </text:list-level-style-bullet>
      <text:list-level-style-bullet text:level="3" text:bullet-char="">
        <style:list-level-properties text:space-before="1.25in"/>
        <style:text-properties fo:color="#99284c" fo:font-family="StarSymbol" style:font-pitch="variable" fo:font-size="75%"/>
      </text:list-level-style-bullet>
      <text:list-level-style-bullet text:level="4" text:bullet-char="">
        <style:list-level-properties text:space-before="1.75in"/>
        <style:text-properties fo:color="#99284c" fo:font-family="StarSymbol" style:font-pitch="variable" fo:font-size="75%"/>
      </text:list-level-style-bullet>
      <text:list-level-style-bullet text:level="5" text:bullet-char="">
        <style:list-level-properties text:space-before="2.25in"/>
        <style:text-properties fo:color="#99284c" fo:font-family="StarSymbol" style:font-pitch="variable" fo:font-size="75%"/>
      </text:list-level-style-bullet>
      <text:list-level-style-bullet text:level="6" text:bullet-char="">
        <style:list-level-properties text:space-before="2.75in"/>
        <style:text-properties fo:color="#99284c" fo:font-family="StarSymbol" style:font-pitch="variable" fo:font-size="75%"/>
      </text:list-level-style-bullet>
      <text:list-level-style-bullet text:level="7" text:bullet-char="">
        <style:list-level-properties text:space-before="3.25in"/>
        <style:text-properties fo:color="#99284c" fo:font-family="StarSymbol" style:font-pitch="variable" fo:font-size="75%"/>
      </text:list-level-style-bullet>
      <text:list-level-style-bullet text:level="8" text:bullet-char="">
        <style:list-level-properties text:space-before="3.75in"/>
        <style:text-properties fo:color="#99284c" fo:font-family="StarSymbol" style:font-pitch="variable" fo:font-size="75%"/>
      </text:list-level-style-bullet>
      <text:list-level-style-bullet text:level="9" text:bullet-char="">
        <style:list-level-properties text:space-before="4.25in"/>
        <style:text-properties fo:color="#99284c" fo:font-family="StarSymbol" style:font-pitch="variable" fo:font-size="75%"/>
      </text:list-level-style-bullet>
    </text:list-style>
    <text:list-style style:name="a413">
      <text:list-level-style-bullet text:level="1" text:bullet-char="-">
        <style:list-level-properties text:space-before="0in" text:min-label-width="0.5in"/>
        <style:text-properties fo:color="#99284c" fo:font-size="75%"/>
      </text:list-level-style-bullet>
      <text:list-level-style-bullet text:level="2" text:bullet-char="-">
        <style:list-level-properties text:space-before="0.75in" text:min-label-width="0.5in"/>
        <style:text-properties fo:color="#99284c" fo:font-size="75%"/>
      </text:list-level-style-bullet>
      <text:list-level-style-bullet text:level="3" text:bullet-char="-">
        <style:list-level-properties text:space-before="1.25in" text:min-label-width="0.5in"/>
        <style:text-properties fo:color="#99284c" fo:font-size="75%"/>
      </text:list-level-style-bullet>
      <text:list-level-style-bullet text:level="4" text:bullet-char="-">
        <style:list-level-properties text:space-before="1.75in" text:min-label-width="0.5in"/>
        <style:text-properties fo:color="#99284c" fo:font-size="75%"/>
      </text:list-level-style-bullet>
      <text:list-level-style-bullet text:level="5" text:bullet-char="-">
        <style:list-level-properties text:space-before="2.25in" text:min-label-width="0.5in"/>
        <style:text-properties fo:color="#99284c" fo:font-size="75%"/>
      </text:list-level-style-bullet>
      <text:list-level-style-bullet text:level="6" text:bullet-char="-">
        <style:list-level-properties text:space-before="2.75in" text:min-label-width="0.5in"/>
        <style:text-properties fo:color="#99284c" fo:font-size="75%"/>
      </text:list-level-style-bullet>
      <text:list-level-style-bullet text:level="7" text:bullet-char="-">
        <style:list-level-properties text:space-before="3.25in" text:min-label-width="0.5in"/>
        <style:text-properties fo:color="#99284c" fo:font-size="75%"/>
      </text:list-level-style-bullet>
      <text:list-level-style-bullet text:level="8" text:bullet-char="-">
        <style:list-level-properties text:space-before="3.75in" text:min-label-width="0.5in"/>
        <style:text-properties fo:color="#99284c" fo:font-size="75%"/>
      </text:list-level-style-bullet>
      <text:list-level-style-bullet text:level="9" text:bullet-char="-">
        <style:list-level-properties text:space-before="4.25in" text:min-label-width="0.5in"/>
        <style:text-properties fo:color="#99284c" fo:font-size="75%"/>
      </text:list-level-style-bullet>
    </text:list-style>
    <text:list-style style:name="a450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416">
      <text:list-level-style-bullet text:level="1" text:bullet-char="">
        <style:list-level-properties text:space-before="0in"/>
        <style:text-properties fo:color="#99284c" fo:font-family="StarSymbol" style:font-pitch="variable" fo:font-size="75%"/>
      </text:list-level-style-bullet>
      <text:list-level-style-bullet text:level="2" text:bullet-char="">
        <style:list-level-properties text:space-before="0.75in"/>
        <style:text-properties fo:color="#99284c" fo:font-family="StarSymbol" style:font-pitch="variable" fo:font-size="75%"/>
      </text:list-level-style-bullet>
      <text:list-level-style-bullet text:level="3" text:bullet-char="">
        <style:list-level-properties text:space-before="1.25in"/>
        <style:text-properties fo:color="#99284c" fo:font-family="StarSymbol" style:font-pitch="variable" fo:font-size="75%"/>
      </text:list-level-style-bullet>
      <text:list-level-style-bullet text:level="4" text:bullet-char="">
        <style:list-level-properties text:space-before="1.75in"/>
        <style:text-properties fo:color="#99284c" fo:font-family="StarSymbol" style:font-pitch="variable" fo:font-size="75%"/>
      </text:list-level-style-bullet>
      <text:list-level-style-bullet text:level="5" text:bullet-char="">
        <style:list-level-properties text:space-before="2.25in"/>
        <style:text-properties fo:color="#99284c" fo:font-family="StarSymbol" style:font-pitch="variable" fo:font-size="75%"/>
      </text:list-level-style-bullet>
      <text:list-level-style-bullet text:level="6" text:bullet-char="">
        <style:list-level-properties text:space-before="2.75in"/>
        <style:text-properties fo:color="#99284c" fo:font-family="StarSymbol" style:font-pitch="variable" fo:font-size="75%"/>
      </text:list-level-style-bullet>
      <text:list-level-style-bullet text:level="7" text:bullet-char="">
        <style:list-level-properties text:space-before="3.25in"/>
        <style:text-properties fo:color="#99284c" fo:font-family="StarSymbol" style:font-pitch="variable" fo:font-size="75%"/>
      </text:list-level-style-bullet>
      <text:list-level-style-bullet text:level="8" text:bullet-char="">
        <style:list-level-properties text:space-before="3.75in"/>
        <style:text-properties fo:color="#99284c" fo:font-family="StarSymbol" style:font-pitch="variable" fo:font-size="75%"/>
      </text:list-level-style-bullet>
      <text:list-level-style-bullet text:level="9" text:bullet-char="">
        <style:list-level-properties text:space-before="4.25in"/>
        <style:text-properties fo:color="#99284c" fo:font-family="StarSymbol" style:font-pitch="variable" fo:font-size="75%"/>
      </text:list-level-style-bullet>
    </text:list-style>
  </office:automatic-styles>
  <office:body>
    <office:presentation>
      <draw:page draw:name="Title" draw:style-name="a302" draw:master-page-name="Master1-Layout7-blank-Blank" presentation:presentation-page-layout-name="Master1-PPL7" draw:id="Slide-256">
        <draw:frame draw:id="id41" presentation:style-name="a305" draw:name="Title 1" svg:x="0.81024in" svg:y="0.76496in" svg:width="9.41378in" svg:height="1.38071in" presentation:class="title" presentation:placeholder="false">
          <draw:text-box>
            <text:p text:style-name="a304" text:class-names="" text:cond-style-name=""><text:span text:style-name="a303" text:class-names=""><text:s text:c="1"/>FoodFinder</text:span></text:p>
          </draw:text-box>
          <svg:title/>
          <svg:desc/>
        </draw:frame>
        <draw:frame draw:id="id42" presentation:style-name="a310" draw:name="Subtitle 2" svg:x="0.89961in" svg:y="2.3378in" svg:width="9.2063in" svg:height="5.20905in" presentation:class="subtitle" presentation:placeholder="false">
          <draw:text-box>
            <text:p text:style-name="a307" text:class-names="" text:cond-style-name=""><text:span text:style-name="a306" text:class-names=""/></text:p>
            <text:p text:style-name="a309" text:class-names="" text:cond-style-name=""><text:span text:style-name="a308" text:class-names=""/></text:p>
          </draw:text-box>
          <svg:title/>
          <svg:desc/>
        </draw:frame>
        <draw:frame draw:id="id43" draw:style-name="a333" draw:name="TextBox 3" svg:x="2.71629in" svg:y="3.88124in" svg:width="6.2968in" svg:height="1.3127in">
          <draw:text-box>
            <text:p text:style-name="a312" text:class-names="" text:cond-style-name=""><text:span text:style-name="a311" text:class-names="">Jared &amp; John – Backend (API, JS)</text:span></text:p>
            <text:p text:style-name="a322" text:class-names="" text:cond-style-name=""><text:span text:style-name="a313" text:class-names="">Ernest</text:span><text:span text:style-name="a314" text:class-names=""><text:s text:c="1"/></text:span><text:span text:style-name="a315" text:class-names="">&amp;</text:span><text:span text:style-name="a316" text:class-names=""><text:s text:c="1"/></text:span><text:span text:style-name="a317" text:class-names="">Logan</text:span><text:span text:style-name="a318" text:class-names=""><text:s text:c="1"/></text:span><text:span text:style-name="a319" text:class-names="">– Frontend</text:span><text:span text:style-name="a320" text:class-names=""><text:s text:c="1"/></text:span><text:span text:style-name="a321" text:class-names="">(Framework, CSS)</text:span></text:p>
            <text:p text:style-name="a332" text:class-names="" text:cond-style-name=""><text:span text:style-name="a323" text:class-names="">Chanelle</text:span><text:span text:style-name="a324" text:class-names=""><text:s text:c="1"/></text:span><text:span text:style-name="a325" text:class-names="">– Everything</text:span><text:span text:style-name="a326" text:class-names=""><text:s text:c="1"/></text:span><text:span text:style-name="a327" text:class-names="">in</text:span><text:span text:style-name="a328" text:class-names=""><text:s text:c="1"/></text:span><text:span text:style-name="a329" text:class-names="">betwee</text:span><text:span text:style-name="a330" text:class-names="">n</text:span><text:span text:style-name="a331" text:class-names=""/></text:p>
          </draw:text-box>
          <svg:title/>
          <svg:desc/>
        </draw:frame>
        <presentation:notes draw:style-name="a336">
          <draw:page-thumbnail draw:page-number="1" svg:x="1.43576in" svg:y="1.12326in" svg:width="5.39583in" svg:height="4.04687in" presentation:class="page" draw:id="id44" presentation:style-name="a334" draw:name="Slide Image Placeholder 1">
            <svg:title/>
            <svg:desc/>
          </draw:page-thumbnail>
          <draw:frame draw:id="id45" presentation:style-name="a335" draw:name="Notes Placeholder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page2" draw:style-name="a337" draw:master-page-name="Master1-Layout7-blank-Blank" presentation:presentation-page-layout-name="Master1-PPL7" draw:id="Slide-257">
        <draw:frame draw:id="id46" presentation:style-name="a340" draw:name="Title 1" svg:x="0.81024in" svg:y="0.76496in" svg:width="9.41378in" svg:height="1.38031in" presentation:class="title" presentation:placeholder="false">
          <draw:text-box>
            <text:p text:style-name="a339" text:class-names="" text:cond-style-name=""><text:span text:style-name="a338" text:class-names="">Elevator pitch</text:span></text:p>
          </draw:text-box>
          <svg:title/>
          <svg:desc/>
        </draw:frame>
        <draw:frame draw:id="id47" presentation:style-name="a352" draw:name="Text Placeholder 2" svg:x="0.89961in" svg:y="2.3378in" svg:width="9.2063in" svg:height="5.20866in" presentation:class="outline" presentation:placeholder="false">
          <draw:text-box>
            <text:list text:style-name="a348">
              <text:list-item>
                <text:p text:style-name="a347" text:class-names="" text:cond-style-name=""><text:span text:style-name="a341" text:class-names="">When<text:s text:c="1"/></text:span><text:span text:style-name="a342" text:class-names="">traveling, finding the right thing to eat and what the weather will be when heading out to of the biggest hurdles in a new city, with<text:s text:c="1"/></text:span><text:span text:style-name="a343" text:class-names="">FoodFinder</text:span><text:span text:style-name="a344" text:class-names=""><text:s text:c="1"/></text:span><text:span text:style-name="a345" text:class-names="">you will be able to do just that</text:span><text:span text:style-name="a346" text:class-names="">.</text:span></text:p>
              </text:list-item>
            </text:list>
            <text:list text:style-name="a351">
              <text:list-item>
                <text:p text:style-name="a350" text:class-names="" text:cond-style-name=""><text:span text:style-name="a349" text:class-names=""/></text:p>
              </text:list-item>
            </text:list>
          </draw:text-box>
          <svg:title/>
          <svg:desc/>
        </draw:frame>
        <presentation:notes draw:style-name="a355">
          <draw:page-thumbnail draw:page-number="2" svg:x="1.43576in" svg:y="1.12326in" svg:width="5.39583in" svg:height="4.04687in" presentation:class="page" draw:id="id48" presentation:style-name="a353" draw:name="Slide Image Placeholder 1">
            <svg:title/>
            <svg:desc/>
          </draw:page-thumbnail>
          <draw:frame draw:id="id49" presentation:style-name="a354" draw:name="Notes Placeholder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page3" draw:style-name="a356" draw:master-page-name="Master1-Layout7-blank-Blank" presentation:presentation-page-layout-name="Master1-PPL7" draw:id="Slide-258">
        <draw:frame draw:id="id50" presentation:style-name="a359" draw:name="Title 1" svg:x="0.81024in" svg:y="0.76496in" svg:width="9.41378in" svg:height="1.38031in" presentation:class="title" presentation:placeholder="false">
          <draw:text-box>
            <text:p text:style-name="a358" text:class-names="" text:cond-style-name=""><text:span text:style-name="a357" text:class-names="">Concept</text:span></text:p>
          </draw:text-box>
          <svg:title/>
          <svg:desc/>
        </draw:frame>
        <draw:frame draw:id="id51" presentation:style-name="a381" draw:name="Text Placeholder 2" svg:x="0.89961in" svg:y="2.3378in" svg:width="9.2063in" svg:height="5.20866in" presentation:class="outline" presentation:placeholder="false">
          <draw:text-box>
            <text:list text:style-name="a368">
              <text:list-item>
                <text:p text:style-name="a367" text:class-names="" text:cond-style-name=""><text:span text:style-name="a360" text:class-names="">Description<text:s text:c="1"/></text:span><text:span text:style-name="a361" text:class-names="">– A response<text:s text:c="1"/></text:span><text:span text:style-name="a362" text:class-names="">we</text:span><text:span text:style-name="a363" text:class-names="">b</text:span><text:span text:style-name="a364" text:class-names=""><text:s text:c="1"/></text:span><text:span text:style-name="a365" text:class-names="">application that will allow you to search for local restaurants and weather for the occasion. <text:s text:c="1"/></text:span><text:span text:style-name="a366" text:class-names=""/></text:p>
              </text:list-item>
            </text:list>
            <text:list text:style-name="a373">
              <text:list-item>
                <text:p text:style-name="a372" text:class-names="" text:cond-style-name=""><text:span text:style-name="a369" text:class-names="">Motivation<text:s text:c="1"/></text:span><text:span text:style-name="a370" text:class-names="">for development? - Make traveling and eating more convenient for the<text:s text:c="1"/></text:span><text:span text:style-name="a371" text:class-names="">user</text:span></text:p>
              </text:list-item>
            </text:list>
            <text:list text:style-name="a377">
              <text:list-item>
                <text:p text:style-name="a376" text:class-names="" text:cond-style-name=""><text:span text:style-name="a374" text:class-names="">User story – As a business traveler, I want an all-inclusive web app to find local restaurants and weather in one place.</text:span><text:span text:style-name="a375" text:class-names=""/></text:p>
              </text:list-item>
            </text:list>
            <text:list text:style-name="a380">
              <text:list-item>
                <text:p text:style-name="a379" text:class-names="" text:cond-style-name=""><text:span text:style-name="a378" text:class-names=""/></text:p>
              </text:list-item>
            </text:list>
          </draw:text-box>
          <svg:title/>
          <svg:desc/>
        </draw:frame>
        <presentation:notes draw:style-name="a384">
          <draw:page-thumbnail draw:page-number="3" svg:x="1.43576in" svg:y="1.12326in" svg:width="5.39583in" svg:height="4.04687in" presentation:class="page" draw:id="id52" presentation:style-name="a382" draw:name="Slide Image Placeholder 1">
            <svg:title/>
            <svg:desc/>
          </draw:page-thumbnail>
          <draw:frame draw:id="id53" presentation:style-name="a383" draw:name="Notes Placeholder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page4" draw:style-name="a385" draw:master-page-name="Master1-Layout7-blank-Blank" presentation:presentation-page-layout-name="Master1-PPL7" draw:id="Slide-259">
        <draw:frame draw:id="id54" presentation:style-name="a388" draw:name="Title 1" svg:x="0.81024in" svg:y="0.76496in" svg:width="9.41378in" svg:height="1.38031in" presentation:class="title" presentation:placeholder="false">
          <draw:text-box>
            <text:p text:style-name="a387" text:class-names="" text:cond-style-name=""><text:span text:style-name="a386" text:class-names="">Process</text:span></text:p>
          </draw:text-box>
          <svg:title/>
          <svg:desc/>
        </draw:frame>
        <draw:frame draw:id="id55" presentation:style-name="a417" draw:name="Text Placeholder 2" svg:x="0.89961in" svg:y="2.3378in" svg:width="9.2063in" svg:height="5.48307in" presentation:class="outline" presentation:placeholder="false">
          <draw:text-box>
            <text:list text:style-name="a398">
              <text:list-item>
                <text:p text:style-name="a397" text:class-names="" text:cond-style-name=""><text:span text:style-name="a389" text:class-names="">Technologies<text:s text:c="1"/></text:span><text:span text:style-name="a390" text:class-names="">used – We used the weather<text:s text:c="1"/></text:span><text:span text:style-name="a391" text:class-names="">API<text:s text:c="1"/></text:span><text:span text:style-name="a392" text:class-names="">and the<text:s text:c="1"/></text:span><text:span text:style-name="a393" text:class-names="">Yelp API<text:s text:c="1"/></text:span><text:span text:style-name="a394" text:class-names="">to pull out<text:s text:c="1"/></text:span><text:span text:style-name="a395" text:class-names="">data</text:span><text:span text:style-name="a396" text:class-names=""/></text:p>
              </text:list-item>
            </text:list>
            <text:list text:style-name="a404">
              <text:list-item>
                <text:p text:style-name="a403" text:class-names="" text:cond-style-name=""><text:span text:style-name="a399" text:class-names="">Breakdown<text:s text:c="1"/></text:span><text:span text:style-name="a400" text:class-names="">of tasks and roles – We decided to split our team into two people on the front end and two people on the back end with one person floating between the two<text:s text:c="1"/></text:span><text:span text:style-name="a401" text:class-names="">side</text:span><text:span text:style-name="a402" text:class-names=""/></text:p>
              </text:list-item>
            </text:list>
            <text:list text:style-name="a409">
              <text:list-item>
                <text:p text:style-name="a408" text:class-names="" text:cond-style-name=""><text:span text:style-name="a405" text:class-names="">Challenges<text:s text:c="1"/></text:span><text:span text:style-name="a406" text:class-names="">– Coordinate with each other to develop the<text:s text:c="1"/></text:span><text:span text:style-name="a407" text:class-names="">application and work schedules.</text:span></text:p>
              </text:list-item>
            </text:list>
            <text:list text:style-name="a413">
              <text:list-item>
                <text:p text:style-name="a412" text:class-names="" text:cond-style-name=""><text:span text:style-name="a410" text:class-names="">Successes<text:s text:c="1"/></text:span><text:span text:style-name="a411" text:class-names="">– Achieve MVP</text:span></text:p>
              </text:list-item>
            </text:list>
            <text:list text:style-name="a416">
              <text:list-item>
                <text:p text:style-name="a415" text:class-names="" text:cond-style-name=""><text:span text:style-name="a414" text:class-names=""/></text:p>
              </text:list-item>
            </text:list>
          </draw:text-box>
          <svg:title/>
          <svg:desc/>
        </draw:frame>
        <presentation:notes draw:style-name="a420">
          <draw:page-thumbnail draw:page-number="4" svg:x="1.43576in" svg:y="1.12326in" svg:width="5.39583in" svg:height="4.04687in" presentation:class="page" draw:id="id56" presentation:style-name="a418" draw:name="Slide Image Placeholder 1">
            <svg:title/>
            <svg:desc/>
          </draw:page-thumbnail>
          <draw:frame draw:id="id57" presentation:style-name="a419" draw:name="Notes Placeholder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page5" draw:style-name="a421" draw:master-page-name="Master1-Layout7-blank-Blank" presentation:presentation-page-layout-name="Master1-PPL7" draw:id="Slide-260">
        <draw:frame draw:id="id58" presentation:style-name="a424" draw:name="Title 1" svg:x="0.81024in" svg:y="0.76496in" svg:width="9.41378in" svg:height="1.38031in" presentation:class="title" presentation:placeholder="false">
          <draw:text-box>
            <text:p text:style-name="a423" text:class-names="" text:cond-style-name=""><text:span text:style-name="a422" text:class-names="">Demo</text:span></text:p>
          </draw:text-box>
          <svg:title/>
          <svg:desc/>
        </draw:frame>
        <draw:frame draw:id="id59" presentation:style-name="a425" draw:name="Text Placeholder 2" svg:x="0.89961in" svg:y="2.3378in" svg:width="9.2063in" svg:height="5.20866in" presentation:class="outline" presentation:placeholder="true">
          <draw:text-box/>
          <svg:title/>
          <svg:desc/>
        </draw:frame>
        <presentation:notes draw:style-name="a428">
          <draw:page-thumbnail draw:page-number="5" svg:x="1.43576in" svg:y="1.12326in" svg:width="5.39583in" svg:height="4.04687in" presentation:class="page" draw:id="id60" presentation:style-name="a426" draw:name="Slide Image Placeholder 1">
            <svg:title/>
            <svg:desc/>
          </draw:page-thumbnail>
          <draw:frame draw:id="id61" presentation:style-name="a427" draw:name="Notes Placeholder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page6" draw:style-name="a429" draw:master-page-name="Master1-Layout7-blank-Blank" presentation:presentation-page-layout-name="Master1-PPL7" draw:id="Slide-261">
        <draw:frame draw:id="id62" presentation:style-name="a432" draw:name="Title 1" svg:x="0.81024in" svg:y="0.76496in" svg:width="9.41378in" svg:height="1.38031in" presentation:class="title" presentation:placeholder="false">
          <draw:text-box>
            <text:p text:style-name="a431" text:class-names="" text:cond-style-name=""><text:span text:style-name="a430" text:class-names="">Directions for Future Development</text:span></text:p>
          </draw:text-box>
          <svg:title/>
          <svg:desc/>
        </draw:frame>
        <draw:frame draw:id="id63" presentation:style-name="a461" draw:name="Text Placeholder 2" svg:x="0.89961in" svg:y="2.3378in" svg:width="9.2063in" svg:height="5.20866in" presentation:class="outline" presentation:placeholder="false">
          <draw:text-box>
            <text:list text:style-name="a443">
              <text:list-item>
                <text:p text:style-name="a442" text:class-names="" text:cond-style-name=""><text:span text:style-name="a433" text:class-names="">Make<text:s text:c="1"/></text:span><text:span text:style-name="a434" text:class-names="">the application more user friend with more development on the front end. We would also like to add<text:s text:c="1"/></text:span><text:span text:style-name="a435" text:class-names="">an<text:s text:c="1"/></text:span><text:span text:style-name="a436" text:class-names="">alternative visual representation of the restaurant<text:s text:c="1"/></text:span><text:span text:style-name="a437" text:class-names="">ie</text:span><text:span text:style-name="a438" text:class-names="">. Grid,<text:s text:c="1"/></text:span><text:span text:style-name="a439" text:class-names="">Geopoint</text:span><text:span text:style-name="a440" text:class-names="">, etc</text:span><text:span text:style-name="a441" text:class-names="">.</text:span></text:p>
              </text:list-item>
            </text:list>
            <text:list text:style-name="a450">
              <text:list-item>
                <text:p text:style-name="a449" text:class-names="" text:cond-style-name=""><text:span text:style-name="a444" text:class-names="">Add</text:span><text:span text:style-name="a445" text:class-names=""><text:s text:c="1"/></text:span><text:span text:style-name="a446" text:class-names="">Google</text:span><text:span text:style-name="a447" text:class-names=""><text:s text:c="1"/></text:span><text:span text:style-name="a448" text:class-names="">map API to show user location in reference to restaurants.</text:span></text:p>
              </text:list-item>
            </text:list>
            <text:list text:style-name="a457">
              <text:list-item>
                <text:p text:style-name="a456" text:class-names="" text:cond-style-name=""><text:span text:style-name="a451" text:class-names="">Overall</text:span><text:span text:style-name="a452" text:class-names=""><text:s text:c="1"/></text:span><text:span text:style-name="a453" text:class-names="">cleanup</text:span><text:span text:style-name="a454" text:class-names="">.</text:span><text:span text:style-name="a455" text:class-names=""/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/></text:p>
              </text:list-item>
            </text:list>
          </draw:text-box>
          <svg:title/>
          <svg:desc/>
        </draw:frame>
        <presentation:notes draw:style-name="a464">
          <draw:page-thumbnail draw:page-number="6" svg:x="1.43576in" svg:y="1.12326in" svg:width="5.39583in" svg:height="4.04687in" presentation:class="page" draw:id="id64" presentation:style-name="a462" draw:name="Slide Image Placeholder 1">
            <svg:title/>
            <svg:desc/>
          </draw:page-thumbnail>
          <draw:frame draw:id="id65" presentation:style-name="a463" draw:name="Notes Placeholder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page7" draw:style-name="a465" draw:master-page-name="Master1-Layout7-blank-Blank" presentation:presentation-page-layout-name="Master1-PPL7" draw:id="Slide-262">
        <draw:frame draw:id="id66" presentation:style-name="a468" draw:name="Title 1" svg:x="0.81024in" svg:y="0.76496in" svg:width="9.41378in" svg:height="1.38031in" presentation:class="title" presentation:placeholder="false">
          <draw:text-box>
            <text:p text:style-name="a467" text:class-names="" text:cond-style-name=""><text:span text:style-name="a466" text:class-names="">Links</text:span></text:p>
          </draw:text-box>
          <svg:title/>
          <svg:desc/>
        </draw:frame>
        <draw:frame draw:id="id67" presentation:style-name="a490" draw:name="Text Placeholder 2" svg:x="0.89961in" svg:y="2.3378in" svg:width="9.2063in" svg:height="5.20866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69" text:class-names="">GitHub -<text:s text:c="1"/></text:span><text:span text:style-name="a470" text:class-names=""><text:a xlink:href="https://github.com/loganpalmer95" text:style-name="" text:visited-style-name="">https</text:a></text:span><text:span text:style-name="a471" text:class-names=""><text:a xlink:href="https://github.com/loganpalmer95" text:style-name="" text:visited-style-name="">://github.com/</text:a></text:span><text:span text:style-name="a472" text:class-names=""><text:a xlink:href="https://github.com/loganpalmer95" text:style-name="" text:visited-style-name="">loganpalmer95</text:a></text:span><text:span text:style-name="a473" text:class-names=""/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  <text:list text:style-name="a483">
              <text:list-item>
                <text:p text:style-name="a482" text:class-names="" text:cond-style-name=""><text:span text:style-name="a479" text:class-names="">Deployed -<text:s text:c="1"/></text:span><text:span text:style-name="a480" text:class-names=""><text:a xlink:href="https://loganpalmer95.github.io/group-project/" text:style-name="" text:visited-style-name="">https://loganpalmer95.github.io/group-project/</text:a></text:span><text:span text:style-name="a481" text:class-names=""/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  <presentation:notes draw:style-name="a493">
          <draw:page-thumbnail draw:page-number="7" svg:x="1.43576in" svg:y="1.12326in" svg:width="5.39583in" svg:height="4.04687in" presentation:class="page" draw:id="id68" presentation:style-name="a491" draw:name="Slide Image Placeholder 1">
            <svg:title/>
            <svg:desc/>
          </draw:page-thumbnail>
          <draw:frame draw:id="id69" presentation:style-name="a492" draw:name="Notes Placeholder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</style:presentation-page-layout>
    <style:presentation-page-layout style:name="Master1-PPL2" style:display-name="Title and Content">
      <presentation:placeholder presentation:object="title" svg:x="0.81024in" svg:y="0.76496in" svg:width="9.41378in" svg:height="1.38031in"/>
      <presentation:placeholder presentation:object="object" svg:x="0.89961in" svg:y="2.3378in" svg:width="9.2063in" svg:height="5.20866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</style:presentation-page-layout>
    <style:presentation-page-layout style:name="Master1-PPL4" style:display-name="Two Content">
      <presentation:placeholder presentation:object="title" svg:x="0.81024in" svg:y="0.76496in" svg:width="9.41378in" svg:height="1.38031in"/>
      <presentation:placeholder presentation:object="object" svg:x="0.89931in" svg:y="2.33854in" svg:width="4.5191in" svg:height="5.20833in"/>
      <presentation:placeholder presentation:object="object" svg:x="5.58507in" svg:y="2.33854in" svg:width="4.52083in" svg:height="5.20833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</style:presentation-page-layout>
    <style:presentation-page-layout style:name="Master1-PPL6" style:display-name="Title Only">
      <presentation:placeholder presentation:object="title" svg:x="0.81024in" svg:y="0.76496in" svg:width="9.41378in" svg:height="1.38031in"/>
    </style:presentation-page-layout>
    <style:presentation-page-layout style:name="Master1-PPL7" style:display-name="Blank"/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1-PPL10" style:display-name="Title and Vertical Text">
      <presentation:placeholder presentation:object="title" svg:x="0.81024in" svg:y="0.76496in" svg:width="9.41378in" svg:height="1.38031in"/>
      <presentation:placeholder presentation:object="outline" svg:x="0.89961in" svg:y="2.3378in" svg:width="9.2063in" svg:height="5.20866in"/>
    </style:presentation-page-layout>
    <style:presentation-page-layout style:name="Master1-PPL11" style:display-name="Vertical Title and Text">
      <presentation:placeholder presentation:object="title" svg:x="7.87153in" svg:y="0.76563in" svg:width="2.35243in" svg:height="6.78125in"/>
      <presentation:placeholder presentation:object="outline" svg:x="0.81076in" svg:y="0.76563in" svg:width="6.8941in" svg:height="6.7812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draw:fill="none" draw:stroke="none"/>
    </style:style>
    <style:style style:family="presentation" style:name="a122">
      <style:graphic-properties draw:fill="none" draw:stroke="non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">
      <style:graphic-properties draw:fill="none" draw:stroke="none"/>
    </style:style>
    <style:style style:family="graphic" style:name="a128" style:parent-style-name="Graphics">
      <style:graphic-properties draw:fill="none" fo:clip="rect(0in, 0in, 0in, 0in)" draw:stroke="none" draw:luminance="0%" draw:contrast="0%" draw:image-opacity="100%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4" style:parent-style-name="Graphics">
      <style:graphic-properties draw:fill="none" fo:clip="rect(0in, 0in, 0in, 0in)" draw:stroke="none" draw:luminance="0%" draw:contrast="0%" draw:image-opacity="100%"/>
    </style:style>
    <style:style style:family="text" style:name="a275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6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0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 style:parent-style-name="Graphics">
      <style:graphic-properties draw:fill="none" fo:clip="rect(0in, 0in, 0in, 0in)" draw:stroke="none" draw:luminance="0%" draw:contrast="0%" draw:image-opacity="100%"/>
    </style:style>
    <style:style style:family="text" style:name="a1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83333in" style:font-size-asian="0.83333in" style:font-size-complex="0.8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83333in" style:font-size-asian="0.83333in" style:font-size-complex="0.8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draw:fill="none" draw:stroke="non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" style:parent-style-name="Graphics">
      <style:graphic-properties draw:fill="none" fo:clip="rect(0in, 0in, 0in, 0in)" draw:stroke="none" draw:luminance="0%" draw:contrast="0%" draw:image-opacity="100%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296">
      <style:graphic-properties draw:fill="none" draw:stroke="none"/>
    </style:style>
    <style:style style:family="paragraph" style:name="a1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">
      <style:graphic-properties draw:fill="none" draw:stroke="non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draw:fill="none" draw:stroke="non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 style:parent-style-name="Graphics">
      <style:graphic-properties draw:fill="none" fo:clip="rect(0in, 0in, 0in, 0in)" draw:stroke="none" draw:luminance="0%" draw:contrast="0%" draw:image-opacity="100%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draw:fill="none" draw:stroke="non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" style:parent-style-name="Graphics">
      <style:graphic-properties draw:fill="none" fo:clip="rect(0in, 0in, 0in, 0in)" draw:stroke="none" draw:luminance="0%" draw:contrast="0%" draw:image-opacity="100%"/>
    </style:style>
    <style:style style:family="text" style:name="a29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83333in" style:font-size-asian="0.83333in" style:font-size-complex="0.8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0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1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84">
      <style:graphic-properties draw:fill="none" draw:stroke="non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83333in" style:font-size-asian="0.83333in" style:font-size-complex="0.8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non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91">
      <style:graphic-properties draw:fill="none" draw:stroke="non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draw:fill="none" draw:stroke="non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7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2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8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46" style:parent-style-name="Graphics">
      <style:graphic-properties draw:fill="none" fo:clip="rect(0in, 0in, 0in, 0in)" draw:stroke="none" draw:luminance="0%" draw:contrast="0%" draw:image-opacity="100%"/>
    </style:style>
    <style:style style:family="text" style:name="a247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master-styles>
    <draw:layer-set>
      <draw:layer draw:name="Master1-bg" draw:protected="true"/>
    </draw:layer-set>
    <style:master-page style:name="Master1-prs-novelty" style:page-layout-name="pageLayout1" draw:style-name="a0">
      <draw:frame draw:id="id0" draw:style-name="a1" svg:x="0in" svg:y="0in" svg:width="11.02362in" svg:height="8.26772in" style:rel-width="scale" style:rel-height="scale">
        <draw:image xlink:href="media/image1.jpg" xlink:type="simple" xlink:show="embed" xlink:actuate="onLoad"/>
        <svg:title/>
        <svg:desc/>
      </draw:frame>
      <draw:frame draw:id="id1" presentation:style-name="a4" draw:name="Title Placeholder 2" svg:x="0.81024in" svg:y="0.76496in" svg:width="9.41378in" svg:height="1.3803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1" draw:name="Text Placeholder 3" svg:x="0.89961in" svg:y="2.3378in" svg:width="9.2063in" svg:height="5.2086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6">
        <draw:page-thumbnail svg:x="1.43583in" svg:y="1.12323in" svg:width="5.39567in" svg:height="4.04685in" presentation:class="page" draw:id="id3" presentation:style-name="a22" draw:name="Slide Image Placeholder 1">
          <svg:title/>
          <svg:desc/>
        </draw:page-thumbnail>
        <draw:frame draw:id="id4" presentation:style-name="a25" draw:name="Notes Placeholder 2" svg:x="1.27913in" svg:y="5.56299in" svg:width="5.71535in" svg:height="4.49173in" presentation:class="notes" presentation:placeholder="false">
          <draw:text-box>
            <text:p text:style-name="a24" text:class-names="" text:cond-style-name=""><text:span text:style-name="a2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27">
      <draw:frame draw:id="id5" draw:layer="Master1-bg" draw:style-name="a28" draw:name="Picture 3" svg:x="0in" svg:y="0in" svg:width="11.02362in" svg:height="8.26772in" style:rel-width="scale" style:rel-height="scale">
        <draw:image xlink:href="media/image1.jpg" xlink:type="simple" xlink:show="embed" xlink:actuate="onLoad"/>
        <svg:title/>
        <svg:desc/>
      </draw:frame>
      <draw:frame draw:id="id6" presentation:style-name="a32" draw:name="Title 1" svg:x="1.37847in" svg:y="1.35243in" svg:width="8.26736in" svg:height="2.87847in" presentation:class="title" presentation:placeholder="false">
        <draw:text-box>
          <text:p text:style-name="a31" text:class-names="" text:cond-style-name=""><text:span text:style-name="a29" text:class-names="">Click to edit Master title style</text:span><text:span text:style-name="a30" text:class-names=""/></text:p>
        </draw:text-box>
        <svg:title/>
        <svg:desc/>
      </draw:frame>
      <draw:frame draw:id="id7" presentation:style-name="a36" draw:name="Subtitle 2" svg:x="1.37847in" svg:y="4.34201in" svg:width="8.26736in" svg:height="1.99653in" presentation:class="subtitle" presentation:placeholder="false">
        <draw:text-box>
          <text:p text:style-name="a35" text:class-names="" text:cond-style-name=""><text:span text:style-name="a33" text:class-names="">Click to edit Master subtitle style</text:span><text:span text:style-name="a34" text:class-names=""/></text:p>
        </draw:text-box>
        <svg:title/>
        <svg:desc/>
      </draw:frame>
      <presentation:notes style:page-layout-name="pageLayout2" draw:style-name="a41">
        <draw:page-thumbnail svg:x="1.43583in" svg:y="1.12323in" svg:width="5.39567in" svg:height="4.04685in" presentation:class="page" draw:id="id3" presentation:style-name="a37" draw:name="Slide Image Placeholder 1">
          <svg:title/>
          <svg:desc/>
        </draw:page-thumbnail>
        <draw:frame draw:id="id4" presentation:style-name="a40" draw:name="Notes Placeholder 2" svg:x="1.27913in" svg:y="5.56299in" svg:width="5.71535in" svg:height="4.49173in" presentation:class="notes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42">
      <draw:frame draw:id="id8" draw:layer="Master1-bg" draw:style-name="a43" draw:name="Picture 3" svg:x="0in" svg:y="0in" svg:width="11.02362in" svg:height="8.26772in" style:rel-width="scale" style:rel-height="scale">
        <draw:image xlink:href="media/image1.jpg" xlink:type="simple" xlink:show="embed" xlink:actuate="onLoad"/>
        <svg:title/>
        <svg:desc/>
      </draw:frame>
      <draw:frame draw:id="id9" presentation:style-name="a47" draw:name="Title 1" svg:x="0.81024in" svg:y="0.76496in" svg:width="9.41378in" svg:height="1.38031in" presentation:class="title" presentation:placeholder="false">
        <draw:text-box>
          <text:p text:style-name="a46" text:class-names="" text:cond-style-name=""><text:span text:style-name="a44" text:class-names="">Click to edit Master title style</text:span><text:span text:style-name="a45" text:class-names=""/></text:p>
        </draw:text-box>
        <svg:title/>
        <svg:desc/>
      </draw:frame>
      <draw:frame draw:id="id10" presentation:style-name="a63" draw:name="Content Placeholder 2" svg:x="0.89961in" svg:y="2.3378in" svg:width="9.2063in" svg:height="5.20866in" presentation:class="object" presentation:placeholder="false">
        <draw:text-box>
          <text:p text:style-name="a49" text:class-names="" text:cond-style-name=""><text:span text:style-name="a48" text:class-names="">Click to edit Master text styles</text:span></text:p>
          <text:list text:style-name="a52">
            <text:list-item>
              <text:list text:style-name="a52">
                <text:list-item>
                  <text:p text:style-name="a51" text:class-names="" text:cond-style-name=""><text:span text:style-name="a50" text:class-names="">Second level</text:span></text:p>
                </text:list-item>
              </text:list>
            </text:list-item>
          </text:list>
          <text:list text:style-name="a55">
            <text:list-item>
              <text:list text:style-name="a55">
                <text:list-item>
                  <text:list text:style-name="a55">
                    <text:list-item>
                      <text:p text:style-name="a54" text:class-names="" text:cond-style-name=""><text:span text:style-name="a53" text:class-names="">Third level</text:span></text:p>
                    </text:list-item>
                  </text:list>
                </text:list-item>
              </text:list>
            </text:list-item>
          </text:list>
          <text:list text:style-name="a58">
            <text:list-item>
              <text:list text:style-name="a58">
                <text:list-item>
                  <text:list text:style-name="a58">
                    <text:list-item>
                      <text:list text:style-name="a58">
                        <text:list-item>
                          <text:p text:style-name="a57" text:class-names="" text:cond-style-name=""><text:span text:style-name="a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list text:style-name="a62">
                            <text:list-item>
                              <text:p text:style-name="a61" text:class-names="" text:cond-style-name=""><text:span text:style-name="a59" text:class-names="">Fifth level</text:span><text:span text:style-name="a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8">
        <draw:page-thumbnail svg:x="1.43583in" svg:y="1.12323in" svg:width="5.39567in" svg:height="4.04685in" presentation:class="page" draw:id="id3" presentation:style-name="a64" draw:name="Slide Image Placeholder 1">
          <svg:title/>
          <svg:desc/>
        </draw:page-thumbnail>
        <draw:frame draw:id="id4" presentation:style-name="a67" draw:name="Notes Placeholder 2" svg:x="1.27913in" svg:y="5.56299in" svg:width="5.71535in" svg:height="4.49173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69">
      <draw:frame draw:id="id11" draw:layer="Master1-bg" draw:style-name="a70" draw:name="Picture 3" svg:x="0in" svg:y="0in" svg:width="11.02362in" svg:height="8.26772in" style:rel-width="scale" style:rel-height="scale">
        <draw:image xlink:href="media/image1.jpg" xlink:type="simple" xlink:show="embed" xlink:actuate="onLoad"/>
        <svg:title/>
        <svg:desc/>
      </draw:frame>
      <draw:frame draw:id="id12" presentation:style-name="a74" draw:name="Title 1" svg:x="0.75174in" svg:y="2.06076in" svg:width="9.50868in" svg:height="3.43924in" presentation:class="title" presentation:placeholder="false">
        <draw:text-box>
          <text:p text:style-name="a73" text:class-names="" text:cond-style-name=""><text:span text:style-name="a71" text:class-names="">Click to edit Master title style</text:span><text:span text:style-name="a72" text:class-names=""/></text:p>
        </draw:text-box>
        <svg:title/>
        <svg:desc/>
      </draw:frame>
      <draw:frame draw:id="id13" presentation:style-name="a78" draw:name="Text Placeholder 2" svg:x="0.75174in" svg:y="5.53299in" svg:width="9.50868in" svg:height="1.80729in" presentation:class="outline" presentation:placeholder="false">
        <draw:text-box>
          <text:list text:style-name="a77">
            <text:list-item>
              <text:p text:style-name="a76" text:class-names="" text:cond-style-name=""><text:span text:style-name="a75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83">
        <draw:page-thumbnail svg:x="1.43583in" svg:y="1.12323in" svg:width="5.39567in" svg:height="4.04685in" presentation:class="page" draw:id="id3" presentation:style-name="a79" draw:name="Slide Image Placeholder 1">
          <svg:title/>
          <svg:desc/>
        </draw:page-thumbnail>
        <draw:frame draw:id="id4" presentation:style-name="a82" draw:name="Notes Placeholder 2" svg:x="1.27913in" svg:y="5.56299in" svg:width="5.71535in" svg:height="4.49173in" presentation:class="notes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84">
      <draw:frame draw:id="id14" draw:layer="Master1-bg" draw:style-name="a85" draw:name="Picture 4" svg:x="0in" svg:y="0in" svg:width="11.02362in" svg:height="8.26772in" style:rel-width="scale" style:rel-height="scale">
        <draw:image xlink:href="media/image1.jpg" xlink:type="simple" xlink:show="embed" xlink:actuate="onLoad"/>
        <svg:title/>
        <svg:desc/>
      </draw:frame>
      <draw:frame draw:id="id15" presentation:style-name="a89" draw:name="Title 1" svg:x="0.81024in" svg:y="0.76496in" svg:width="9.41378in" svg:height="1.38031in" presentation:class="title" presentation:placeholder="false">
        <draw:text-box>
          <text:p text:style-name="a88" text:class-names="" text:cond-style-name=""><text:span text:style-name="a86" text:class-names="">Click to edit Master title style</text:span><text:span text:style-name="a87" text:class-names=""/></text:p>
        </draw:text-box>
        <svg:title/>
        <svg:desc/>
      </draw:frame>
      <draw:frame draw:id="id16" presentation:style-name="a105" draw:name="Content Placeholder 2" svg:x="0.89931in" svg:y="2.33854in" svg:width="4.5191in" svg:height="5.20833in" presentation:class="object" presentation:placeholder="false">
        <draw:text-box>
          <text:p text:style-name="a91" text:class-names="" text:cond-style-name=""><text:span text:style-name="a90" text:class-names="">Click to edit Master text styles</text:span></text:p>
          <text:list text:style-name="a94">
            <text:list-item>
              <text:list text:style-name="a94">
                <text:list-item>
                  <text:p text:style-name="a93" text:class-names="" text:cond-style-name=""><text:span text:style-name="a92" text:class-names="">Second level</text:span></text:p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p text:style-name="a96" text:class-names="" text:cond-style-name=""><text:span text:style-name="a9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p text:style-name="a99" text:class-names="" text:cond-style-name=""><text:span text:style-name="a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list text:style-name="a104">
                            <text:list-item>
                              <text:p text:style-name="a103" text:class-names="" text:cond-style-name=""><text:span text:style-name="a101" text:class-names="">Fifth level</text:span><text:span text:style-name="a1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21" draw:name="Content Placeholder 3" svg:x="5.58507in" svg:y="2.33854in" svg:width="4.52083in" svg:height="5.20833in" presentation:class="object" presentation:placeholder="false">
        <draw:text-box>
          <text:p text:style-name="a107" text:class-names="" text:cond-style-name=""><text:span text:style-name="a106" text:class-names="">Click to edit Master text styles</text:span></text:p>
          <text:list text:style-name="a110">
            <text:list-item>
              <text:list text:style-name="a110">
                <text:list-item>
                  <text:p text:style-name="a109" text:class-names="" text:cond-style-name=""><text:span text:style-name="a108" text:class-names="">Second level</text:span></text:p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p text:style-name="a112" text:class-names="" text:cond-style-name=""><text:span text:style-name="a1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list text:style-name="a116">
                        <text:list-item>
                          <text:p text:style-name="a115" text:class-names="" text:cond-style-name=""><text:span text:style-name="a1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list text:style-name="a120">
                        <text:list-item>
                          <text:list text:style-name="a120">
                            <text:list-item>
                              <text:p text:style-name="a119" text:class-names="" text:cond-style-name=""><text:span text:style-name="a117" text:class-names="">Fifth level</text:span><text:span text:style-name="a1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26">
        <draw:page-thumbnail svg:x="1.43583in" svg:y="1.12323in" svg:width="5.39567in" svg:height="4.04685in" presentation:class="page" draw:id="id3" presentation:style-name="a122" draw:name="Slide Image Placeholder 1">
          <svg:title/>
          <svg:desc/>
        </draw:page-thumbnail>
        <draw:frame draw:id="id4" presentation:style-name="a125" draw:name="Notes Placeholder 2" svg:x="1.27913in" svg:y="5.56299in" svg:width="5.71535in" svg:height="4.49173in" presentation:class="notes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127">
      <draw:frame draw:id="id18" draw:layer="Master1-bg" draw:style-name="a128" draw:name="Picture 6" svg:x="0in" svg:y="0in" svg:width="11.02362in" svg:height="8.26772in" style:rel-width="scale" style:rel-height="scale">
        <draw:image xlink:href="media/image1.jpg" xlink:type="simple" xlink:show="embed" xlink:actuate="onLoad"/>
        <svg:title/>
        <svg:desc/>
      </draw:frame>
      <draw:frame draw:id="id19" presentation:style-name="a132" draw:name="Title 1" svg:x="0.75868in" svg:y="0.44097in" svg:width="9.50868in" svg:height="1.59722in" presentation:class="title" presentation:placeholder="false">
        <draw:text-box>
          <text:p text:style-name="a131" text:class-names="" text:cond-style-name=""><text:span text:style-name="a129" text:class-names="">Click to edit Master title style</text:span><text:span text:style-name="a130" text:class-names=""/></text:p>
        </draw:text-box>
        <svg:title/>
        <svg:desc/>
      </draw:frame>
      <draw:frame draw:id="id20" presentation:style-name="a136" draw:name="Text Placeholder 2" svg:x="0.75868in" svg:y="2.02604in" svg:width="4.66493in" svg:height="0.99306in" presentation:class="outline" presentation:placeholder="false">
        <draw:text-box>
          <text:list text:style-name="a135">
            <text:list-item>
              <text:p text:style-name="a134" text:class-names="" text:cond-style-name=""><text:span text:style-name="a133" text:class-names="">Click to edit Master text styles</text:span></text:p>
            </text:list-item>
          </text:list>
        </draw:text-box>
        <svg:title/>
        <svg:desc/>
      </draw:frame>
      <draw:frame draw:id="id21" presentation:style-name="a152" draw:name="Content Placeholder 3" svg:x="0.75868in" svg:y="3.0191in" svg:width="4.66493in" svg:height="4.44271in" presentation:class="object" presentation:placeholder="false">
        <draw:text-box>
          <text:p text:style-name="a138" text:class-names="" text:cond-style-name=""><text:span text:style-name="a137" text:class-names="">Click to edit Master text styles</text:span></text:p>
          <text:list text:style-name="a141">
            <text:list-item>
              <text:list text:style-name="a141">
                <text:list-item>
                  <text:p text:style-name="a140" text:class-names="" text:cond-style-name=""><text:span text:style-name="a139" text:class-names="">Second level</text:span></text:p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p text:style-name="a143" text:class-names="" text:cond-style-name=""><text:span text:style-name="a142" text:class-names="">Third level</text:span></text:p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p text:style-name="a146" text:class-names="" text:cond-style-name=""><text:span text:style-name="a1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list text:style-name="a151">
                            <text:list-item>
                              <text:p text:style-name="a150" text:class-names="" text:cond-style-name=""><text:span text:style-name="a148" text:class-names="">Fifth level</text:span><text:span text:style-name="a1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6" draw:name="Text Placeholder 4" svg:x="5.5816in" svg:y="2.02604in" svg:width="4.68576in" svg:height="0.99306in" presentation:class="outline" presentation:placeholder="false">
        <draw:text-box>
          <text:list text:style-name="a155">
            <text:list-item>
              <text:p text:style-name="a154" text:class-names="" text:cond-style-name=""><text:span text:style-name="a153" text:class-names="">Click to edit Master text styles</text:span></text:p>
            </text:list-item>
          </text:list>
        </draw:text-box>
        <svg:title/>
        <svg:desc/>
      </draw:frame>
      <draw:frame draw:id="id23" presentation:style-name="a172" draw:name="Content Placeholder 5" svg:x="5.5816in" svg:y="3.0191in" svg:width="4.68576in" svg:height="4.44271in" presentation:class="object" presentation:placeholder="false">
        <draw:text-box>
          <text:p text:style-name="a158" text:class-names="" text:cond-style-name=""><text:span text:style-name="a157" text:class-names="">Click to edit Master text styles</text:span></text:p>
          <text:list text:style-name="a161">
            <text:list-item>
              <text:list text:style-name="a161">
                <text:list-item>
                  <text:p text:style-name="a160" text:class-names="" text:cond-style-name=""><text:span text:style-name="a159" text:class-names="">Second level</text:span></text:p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p text:style-name="a163" text:class-names="" text:cond-style-name=""><text:span text:style-name="a162" text:class-names="">Third level</text:span></text:p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p text:style-name="a166" text:class-names="" text:cond-style-name=""><text:span text:style-name="a1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list text:style-name="a171">
                            <text:list-item>
                              <text:p text:style-name="a170" text:class-names="" text:cond-style-name=""><text:span text:style-name="a168" text:class-names="">Fifth level</text:span><text:span text:style-name="a1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77">
        <draw:page-thumbnail svg:x="1.43583in" svg:y="1.12323in" svg:width="5.39567in" svg:height="4.04685in" presentation:class="page" draw:id="id3" presentation:style-name="a173" draw:name="Slide Image Placeholder 1">
          <svg:title/>
          <svg:desc/>
        </draw:page-thumbnail>
        <draw:frame draw:id="id4" presentation:style-name="a176" draw:name="Notes Placeholder 2" svg:x="1.27913in" svg:y="5.56299in" svg:width="5.71535in" svg:height="4.49173in" presentation:class="notes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178">
      <draw:frame draw:id="id24" draw:layer="Master1-bg" draw:style-name="a179" draw:name="Picture 2" svg:x="0in" svg:y="0in" svg:width="11.02362in" svg:height="8.26772in" style:rel-width="scale" style:rel-height="scale">
        <draw:image xlink:href="media/image1.jpg" xlink:type="simple" xlink:show="embed" xlink:actuate="onLoad"/>
        <svg:title/>
        <svg:desc/>
      </draw:frame>
      <draw:frame draw:id="id25" presentation:style-name="a183" draw:name="Title 1" svg:x="0.81024in" svg:y="0.76496in" svg:width="9.41378in" svg:height="1.38031in" presentation:class="title" presentation:placeholder="false">
        <draw:text-box>
          <text:p text:style-name="a182" text:class-names="" text:cond-style-name=""><text:span text:style-name="a180" text:class-names="">Click to edit Master title style</text:span><text:span text:style-name="a181" text:class-names=""/></text:p>
        </draw:text-box>
        <svg:title/>
        <svg:desc/>
      </draw:frame>
      <presentation:notes style:page-layout-name="pageLayout2" draw:style-name="a188">
        <draw:page-thumbnail svg:x="1.43583in" svg:y="1.12323in" svg:width="5.39567in" svg:height="4.04685in" presentation:class="page" draw:id="id3" presentation:style-name="a184" draw:name="Slide Image Placeholder 1">
          <svg:title/>
          <svg:desc/>
        </draw:page-thumbnail>
        <draw:frame draw:id="id4" presentation:style-name="a187" draw:name="Notes Placeholder 2" svg:x="1.27913in" svg:y="5.56299in" svg:width="5.71535in" svg:height="4.49173in" presentation:class="notes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189">
      <draw:frame draw:id="id26" draw:layer="Master1-bg" draw:style-name="a190" draw:name="Picture 1" svg:x="0in" svg:y="0in" svg:width="11.02362in" svg:height="8.26772in" style:rel-width="scale" style:rel-height="scale">
        <draw:image xlink:href="media/image1.jpg" xlink:type="simple" xlink:show="embed" xlink:actuate="onLoad"/>
        <svg:title/>
        <svg:desc/>
      </draw:frame>
      <presentation:notes style:page-layout-name="pageLayout2" draw:style-name="a195">
        <draw:page-thumbnail svg:x="1.43583in" svg:y="1.12323in" svg:width="5.39567in" svg:height="4.04685in" presentation:class="page" draw:id="id3" presentation:style-name="a191" draw:name="Slide Image Placeholder 1">
          <svg:title/>
          <svg:desc/>
        </draw:page-thumbnail>
        <draw:frame draw:id="id4" presentation:style-name="a194" draw:name="Notes Placeholder 2" svg:x="1.27913in" svg:y="5.56299in" svg:width="5.71535in" svg:height="4.49173in" presentation:class="notes" presentation:placeholder="false">
          <draw:text-box>
            <text:p text:style-name="a193" text:class-names="" text:cond-style-name=""><text:span text:style-name="a192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196">
      <draw:frame draw:id="id27" draw:layer="Master1-bg" draw:style-name="a197" draw:name="Picture 4" svg:x="0in" svg:y="0in" svg:width="11.02362in" svg:height="8.26772in" style:rel-width="scale" style:rel-height="scale">
        <draw:image xlink:href="media/image1.jpg" xlink:type="simple" xlink:show="embed" xlink:actuate="onLoad"/>
        <svg:title/>
        <svg:desc/>
      </draw:frame>
      <draw:frame draw:id="id28" presentation:style-name="a201" draw:name="Title 1" svg:x="0.75868in" svg:y="0.55035in" svg:width="3.55556in" svg:height="1.93056in" presentation:class="title" presentation:placeholder="false">
        <draw:text-box>
          <text:p text:style-name="a200" text:class-names="" text:cond-style-name=""><text:span text:style-name="a198" text:class-names="">Click to edit Master title style</text:span><text:span text:style-name="a199" text:class-names=""/></text:p>
        </draw:text-box>
        <svg:title/>
        <svg:desc/>
      </draw:frame>
      <draw:frame draw:id="id29" presentation:style-name="a217" draw:name="Content Placeholder 2" svg:x="4.6875in" svg:y="1.19097in" svg:width="5.57986in" svg:height="5.875in" presentation:class="object" presentation:placeholder="false">
        <draw:text-box>
          <text:p text:style-name="a203" text:class-names="" text:cond-style-name=""><text:span text:style-name="a202" text:class-names="">Click to edit Master text styles</text:span></text:p>
          <text:list text:style-name="a206">
            <text:list-item>
              <text:list text:style-name="a206">
                <text:list-item>
                  <text:p text:style-name="a205" text:class-names="" text:cond-style-name=""><text:span text:style-name="a204" text:class-names="">Second level</text:span></text:p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p text:style-name="a208" text:class-names="" text:cond-style-name=""><text:span text:style-name="a207" text:class-names="">Third level</text:span></text:p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p text:style-name="a211" text:class-names="" text:cond-style-name=""><text:span text:style-name="a2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list text:style-name="a216">
                            <text:list-item>
                              <text:p text:style-name="a215" text:class-names="" text:cond-style-name=""><text:span text:style-name="a213" text:class-names="">Fifth level</text:span><text:span text:style-name="a2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21" draw:name="Text Placeholder 3" svg:x="0.75868in" svg:y="2.4809in" svg:width="3.55556in" svg:height="4.59375in" presentation:class="outline" presentation:placeholder="false">
        <draw:text-box>
          <text:list text:style-name="a220">
            <text:list-item>
              <text:p text:style-name="a219" text:class-names="" text:cond-style-name=""><text:span text:style-name="a218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226">
        <draw:page-thumbnail svg:x="1.43583in" svg:y="1.12323in" svg:width="5.39567in" svg:height="4.04685in" presentation:class="page" draw:id="id3" presentation:style-name="a222" draw:name="Slide Image Placeholder 1">
          <svg:title/>
          <svg:desc/>
        </draw:page-thumbnail>
        <draw:frame draw:id="id4" presentation:style-name="a225" draw:name="Notes Placeholder 2" svg:x="1.27913in" svg:y="5.56299in" svg:width="5.71535in" svg:height="4.49173in" presentation:class="notes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227">
      <draw:frame draw:id="id31" draw:layer="Master1-bg" draw:style-name="a228" draw:name="Picture 4" svg:x="0in" svg:y="0in" svg:width="11.02362in" svg:height="8.26772in" style:rel-width="scale" style:rel-height="scale">
        <draw:image xlink:href="media/image1.jpg" xlink:type="simple" xlink:show="embed" xlink:actuate="onLoad"/>
        <svg:title/>
        <svg:desc/>
      </draw:frame>
      <draw:frame draw:id="id32" presentation:style-name="a232" draw:name="Title 1" svg:x="0.75868in" svg:y="0.55035in" svg:width="3.55556in" svg:height="1.93056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33" presentation:style-name="a235" draw:name="Picture Placeholder 2" svg:x="4.6875in" svg:y="1.19097in" svg:width="5.57986in" svg:height="5.875in" presentation:class="graphic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34" presentation:style-name="a239" draw:name="Text Placeholder 3" svg:x="0.75868in" svg:y="2.4809in" svg:width="3.55556in" svg:height="4.59375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244">
        <draw:page-thumbnail svg:x="1.43583in" svg:y="1.12323in" svg:width="5.39567in" svg:height="4.04685in" presentation:class="page" draw:id="id3" presentation:style-name="a240" draw:name="Slide Image Placeholder 1">
          <svg:title/>
          <svg:desc/>
        </draw:page-thumbnail>
        <draw:frame draw:id="id4" presentation:style-name="a243" draw:name="Notes Placeholder 2" svg:x="1.27913in" svg:y="5.56299in" svg:width="5.71535in" svg:height="4.49173in" presentation:class="notes" presentation:placeholder="false">
          <draw:text-box>
            <text:p text:style-name="a242" text:class-names="" text:cond-style-name=""><text:span text:style-name="a241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245">
      <draw:frame draw:id="id35" draw:layer="Master1-bg" draw:style-name="a246" draw:name="Picture 3" svg:x="0in" svg:y="0in" svg:width="11.02362in" svg:height="8.26772in" style:rel-width="scale" style:rel-height="scale">
        <draw:image xlink:href="media/image1.jpg" xlink:type="simple" xlink:show="embed" xlink:actuate="onLoad"/>
        <svg:title/>
        <svg:desc/>
      </draw:frame>
      <draw:frame draw:id="id36" presentation:style-name="a250" draw:name="Title 1" svg:x="0.81024in" svg:y="0.76496in" svg:width="9.41378in" svg:height="1.38031in" presentation:class="title" presentation:placeholder="false">
        <draw:text-box>
          <text:p text:style-name="a249" text:class-names="" text:cond-style-name=""><text:span text:style-name="a247" text:class-names="">Click to edit Master title style</text:span><text:span text:style-name="a248" text:class-names=""/></text:p>
        </draw:text-box>
        <svg:title/>
        <svg:desc/>
      </draw:frame>
      <draw:frame draw:id="id37" presentation:style-name="a267" draw:name="Vertical Text Placeholder 2" svg:x="0.89961in" svg:y="2.3378in" svg:width="9.2063in" svg:height="5.20866in" presentation:class="outline" presentation:placeholder="false">
        <draw:text-box>
          <text:list text:style-name="a253">
            <text:list-item>
              <text:p text:style-name="a252" text:class-names="" text:cond-style-name=""><text:span text:style-name="a251" text:class-names="">Click to edit Master text styles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cond le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hird le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list text:style-name="a266">
                            <text:list-item>
                              <text:p text:style-name="a265" text:class-names="" text:cond-style-name=""><text:span text:style-name="a263" text:class-names="">Fifth level</text:span><text:span text:style-name="a2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72">
        <draw:page-thumbnail svg:x="1.43583in" svg:y="1.12323in" svg:width="5.39567in" svg:height="4.04685in" presentation:class="page" draw:id="id3" presentation:style-name="a268" draw:name="Slide Image Placeholder 1">
          <svg:title/>
          <svg:desc/>
        </draw:page-thumbnail>
        <draw:frame draw:id="id4" presentation:style-name="a271" draw:name="Notes Placeholder 2" svg:x="1.27913in" svg:y="5.56299in" svg:width="5.71535in" svg:height="4.49173in" presentation:class="notes" presentation:placeholder="false">
          <draw:text-box>
            <text:p text:style-name="a270" text:class-names="" text:cond-style-name=""><text:span text:style-name="a269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273">
      <draw:frame draw:id="id38" draw:layer="Master1-bg" draw:style-name="a274" draw:name="Picture 3" svg:x="0in" svg:y="0in" svg:width="11.02362in" svg:height="8.26772in" style:rel-width="scale" style:rel-height="scale">
        <draw:image xlink:href="media/image1.jpg" xlink:type="simple" xlink:show="embed" xlink:actuate="onLoad"/>
        <svg:title/>
        <svg:desc/>
      </draw:frame>
      <draw:frame draw:id="id39" presentation:style-name="a278" draw:name="Vertical Title 1" svg:x="7.87153in" svg:y="0.76563in" svg:width="2.35243in" svg:height="6.78125in" presentation:class="title" presentation:placeholder="false">
        <draw:text-box>
          <text:p text:style-name="a277" text:class-names="" text:cond-style-name=""><text:span text:style-name="a275" text:class-names="">Click to edit Master title style</text:span><text:span text:style-name="a276" text:class-names=""/></text:p>
        </draw:text-box>
        <svg:title/>
        <svg:desc/>
      </draw:frame>
      <draw:frame draw:id="id40" presentation:style-name="a295" draw:name="Vertical Text Placeholder 2" svg:x="0.81076in" svg:y="0.76563in" svg:width="6.8941in" svg:height="6.78125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list text:style-name="a294">
                            <text:list-item>
                              <text:p text:style-name="a293" text:class-names="" text:cond-style-name=""><text:span text:style-name="a291" text:class-names="">Fifth level</text:span><text:span text:style-name="a2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300">
        <draw:page-thumbnail svg:x="1.43583in" svg:y="1.12323in" svg:width="5.39567in" svg:height="4.04685in" presentation:class="page" draw:id="id3" presentation:style-name="a296" draw:name="Slide Image Placeholder 1">
          <svg:title/>
          <svg:desc/>
        </draw:page-thumbnail>
        <draw:frame draw:id="id4" presentation:style-name="a299" draw:name="Notes Placeholder 2" svg:x="1.27913in" svg:y="5.56299in" svg:width="5.71535in" svg:height="4.49173in" presentation:class="notes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</presentation:notes>
    </style:master-page>
    <style:handout-master style:page-layout-name="pageLayout3" draw:style-name="a301"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Introducing a New Product</dc:title>
    <dc:description>General introduction of a new product taking customer wishes into account</dc:description>
    <dc:creator>Logan Palmer</dc:creator>
    <meta:creation-date>2022-02-10T19:04:39Z</meta:creation-date>
    <dc:date>2022-02-11T01:46:03Z</dc:date>
    <meta:template xlink:href="../../../../../Program%20Files%20(x86)/OpenOffice%204/share/template/en-US/presnt/prs-novelty.otp" xlink:type="simple"/>
    <meta:editing-cycles>4</meta:editing-cycles>
    <meta:editing-duration>PT4013S</meta:editing-duration>
    <meta:user-defined meta:name="Info 0"/>
    <meta:user-defined meta:name="Info 1"/>
    <meta:user-defined meta:name="Info 2"/>
    <meta:user-defined meta:name="Info 3"/>
    <meta:document-statistic meta:paragraph-count="24" meta:word-count="275"/>
  </office:meta>
</office:document-meta>
</file>